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437in" svg:height="4.7803in" svg:x="4.4839in" svg:y="0.0394in">
            <draw:object draw:notify-on-update-of-ranges="Sheet1.B1:Sheet1.B5 Sheet1.E1:Sheet1.E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7.855758" calcext:value-type="float">
            <text:p>7.86E+000</text:p>
          </table:table-cell>
          <table:table-cell table:formula="of:=7.855758/[.D1]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table:style-name="ce1" table:formula="of:=[.C2]+7.855758" office:value-type="float" office:value="9.155758" calcext:value-type="float">
            <text:p>9.16E+000</text:p>
          </table:table-cell>
          <table:table-cell table:formula="of:=7.855758/[.D2]" office:value-type="float" office:value="0.858012848308136" calcext:value-type="float">
            <text:p>0.8580128483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442556" calcext:value-type="float">
            <text:p>1.44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table:formula="of:=AVERAGE([.F11:.F15])" office:value-type="float" office:value="1.0209274" calcext:value-type="float">
            <text:p>1.02E+000</text:p>
          </table:table-cell>
          <table:table-cell table:style-name="ce1" table:formula="of:=[.C3]+7.855758" office:value-type="float" office:value="8.8766854" calcext:value-type="float">
            <text:p>8.88E+000</text:p>
          </table:table-cell>
          <table:table-cell table:formula="of:=7.855758/[.D3]" office:value-type="float" office:value="0.884987768069374" calcext:value-type="float">
            <text:p>0.8849877681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226899" calcext:value-type="float">
            <text:p>1.23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 table:formula="of:=AVERAGE([.N11:.N20])" office:value-type="float" office:value="1.1680844" calcext:value-type="float">
            <text:p>1.17E+000</text:p>
          </table:table-cell>
          <table:table-cell table:style-name="ce1" table:formula="of:=[.C4]+7.855758" office:value-type="float" office:value="9.0238424" calcext:value-type="float">
            <text:p>9.02E+000</text:p>
          </table:table-cell>
          <table:table-cell table:formula="of:=7.855758/[.D4]" office:value-type="float" office:value="0.870555762365708" calcext:value-type="float">
            <text:p>0.8705557624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199436" calcext:value-type="float">
            <text:p>1.20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1" table:formula="of:=AVERAGE([.J2:.J51])" office:value-type="float" office:value="1.2850622" calcext:value-type="float">
            <text:p>1.29E+000</text:p>
          </table:table-cell>
          <table:table-cell table:style-name="ce1" table:formula="of:=[.C5]+7.855758" office:value-type="float" office:value="9.1408202" calcext:value-type="float">
            <text:p>9.14E+000</text:p>
          </table:table-cell>
          <table:table-cell table:formula="of:=7.855758/[.D5]" office:value-type="float" office:value="0.859415000855175" calcext:value-type="float">
            <text:p>0.8594150009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015969" calcext:value-type="float">
            <text:p>1.02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084282" calcext:value-type="float">
            <text:p>1.08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011106" calcext:value-type="float">
            <text:p>1.11E-002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031815" calcext:value-type="float">
            <text:p>1.03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262004" calcext:value-type="float">
            <text:p>1.26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.176506" calcext:value-type="float">
            <text:p>2.18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ook</text:p>
          </table:table-cell>
          <table:table-cell table:style-name="ce1" office:value-type="float" office:value="1.718864" calcext:value-type="float">
            <text:p>1.72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.303974" calcext:value-type="float">
            <text:p>2.30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2.067758" calcext:value-type="float">
            <text:p>2.07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ok</text:p>
          </table:table-cell>
          <table:table-cell table:style-name="ce1" office:value-type="float" office:value="0.020958" calcext:value-type="float">
            <text:p>2.10E-002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876627" calcext:value-type="float">
            <text:p>1.88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0.846185" calcext:value-type="float">
            <text:p>8.46E-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ok</text:p>
          </table:table-cell>
          <table:table-cell table:style-name="ce1" office:value-type="float" office:value="0.008981" calcext:value-type="float">
            <text:p>8.98E-003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359133" calcext:value-type="float">
            <text:p>1.36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0.589028" calcext:value-type="float">
            <text:p>5.89E-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ok</text:p>
          </table:table-cell>
          <table:table-cell table:style-name="ce1" office:value-type="float" office:value="2.160596" calcext:value-type="float">
            <text:p>2.16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834401" calcext:value-type="float">
            <text:p>8.34E-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0.003196" calcext:value-type="float">
            <text:p>3.20E-003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ok</text:p>
          </table:table-cell>
          <table:table-cell table:style-name="ce1" office:value-type="float" office:value="1.195238" calcext:value-type="float">
            <text:p>1.20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730038" calcext:value-type="float">
            <text:p>7.30E-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1.319497" calcext:value-type="float">
            <text:p>1.32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380179" calcext:value-type="float">
            <text:p>1.38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0.506497" calcext:value-type="float">
            <text:p>5.06E-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317234" calcext:value-type="float">
            <text:p>1.32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2.032075" calcext:value-type="float">
            <text:p>2.03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686904" calcext:value-type="float">
            <text:p>6.87E-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1.713834" calcext:value-type="float">
            <text:p>1.71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823771" calcext:value-type="float">
            <text:p>8.24E-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2.359383" calcext:value-type="float">
            <text:p>2.36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.027627" calcext:value-type="float">
            <text:p>2.03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0.243391" calcext:value-type="float">
            <text:p>2.43E-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.021196" calcext:value-type="float">
            <text:p>2.02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3.219626" calcext:value-type="float">
            <text:p>3.22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125651" calcext:value-type="float">
            <text:p>1.26E-001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209259" calcext:value-type="float">
            <text:p>1.21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565987" calcext:value-type="float">
            <text:p>5.66E-001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158718" calcext:value-type="float">
            <text:p>1.59E-001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.447716" calcext:value-type="float">
            <text:p>2.45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271516" calcext:value-type="float">
            <text:p>1.27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040278" calcext:value-type="float">
            <text:p>1.04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090384" calcext:value-type="float">
            <text:p>1.09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004139" calcext:value-type="float">
            <text:p>4.14E-003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983739" calcext:value-type="float">
            <text:p>9.84E-001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195977" calcext:value-type="float">
            <text:p>1.20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.224398" calcext:value-type="float">
            <text:p>2.22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.233606" calcext:value-type="float">
            <text:p>2.23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889043" calcext:value-type="float">
            <text:p>1.89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320537" calcext:value-type="float">
            <text:p>1.32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827987" calcext:value-type="float">
            <text:p>8.28E-001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650827" calcext:value-type="float">
            <text:p>6.51E-001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363114" calcext:value-type="float">
            <text:p>1.36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505765" calcext:value-type="float">
            <text:p>1.51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683816" calcext:value-type="float">
            <text:p>6.84E-001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790195" calcext:value-type="float">
            <text:p>7.90E-001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821506" calcext:value-type="float">
            <text:p>1.82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.174997" calcext:value-type="float">
            <text:p>2.17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3.169801" calcext:value-type="float">
            <text:p>3.17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030578" calcext:value-type="float">
            <text:p>3.06E-002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568015" calcext:value-type="float">
            <text:p>5.68E-001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17543" calcext:value-type="float">
            <text:p>1.75E-001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.454731" calcext:value-type="float">
            <text:p>2.45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244117" calcext:value-type="float">
            <text:p>1.24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 style:data-style-name="N2" text:time-value="20:30:33.992635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09:16:55.243788535</meta:creation-date>
    <dc:date>2015-12-09T21:19:32.587967736</dc:date>
    <meta:editing-duration>PT21M24S</meta:editing-duration>
    <meta:editing-cycles>3</meta:editing-cycles>
    <meta:generator>LibreOffice/4.2.8.2$Linux_X86_64 LibreOffice_project/420m0$Build-2</meta:generator>
    <meta:document-statistic meta:table-count="1" meta:cell-count="2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891cm" svg:height="12.143cm" xlink:href=".." xlink:type="simple" chart:class="chart:scatter" chart:style-name="ch1">
        <chart:title svg:x="3.472cm" svg:y="0.378cm" chart:style-name="ch2">
          <text:p>Эффективность распараллеливания (в слабом смысле)</text:p>
        </chart:title>
        <chart:subtitle svg:x="5.801cm" svg:y="1.419cm" chart:style-name="ch3">
          <text:p>суперЭВМ RSC PetaStream, МСЦ РАН</text:p>
        </chart:subtitle>
        <chart:plot-area chart:style-name="ch4" table:cell-range-address="Sheet1.B1:Sheet1.B5 Sheet1.E1:Sheet1.E5" svg:x="0.377cm" svg:y="2.368cm" svg:width="18.137cm" svg:height="8.36cm">
          <chartooo:coordinate-region svg:x="1.524cm" svg:y="2.568cm" svg:width="16.789cm" svg:height="7.511cm"/>
          <chart:axis chart:dimension="x" chart:name="primary-x" chart:style-name="ch5">
            <chart:title svg:x="5.671cm" svg:y="10.97cm" chart:style-name="ch6">
              <text:p>количество ускорителей Intel Xeon Phi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E1:Sheet1.E5" chart:class="chart:scatter">
            <chart:domain table:cell-range-address="Sheet1.B1:Sheet1.B5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:Sheet1.B5</svg:desc>
                </draw:g>
              </table:table-cell>
              <table:table-cell office:value-type="float" office:value="1">
                <text:p>1</text:p>
                <draw:g>
                  <svg:desc>Sheet1.E1:Sheet1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58012848308136">
                <text:p>0.858012848308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884987768069374">
                <text:p>0.8849877680693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870555762365708">
                <text:p>0.8705557623657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859415000855175">
                <text:p>0.859415000855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